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stroke="dash" svg:stroke-color="#000000" draw:marker-end="" draw:fill="none" draw:textarea-vertical-align="middle"/>
    </style:style>
    <style:style style:name="gr3" style:family="graphic" style:parent-style-name="standard" style:list-style-name="L1">
      <style:graphic-properties draw:stroke="dash" draw:stroke-dash="Fine_20_Dashed" svg:stroke-width="0.051cm" svg:stroke-color="#168253" draw:marker-start="" draw:marker-start-width="0.279cm" draw:marker-start-center="false" draw:marker-end=""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4" style:family="graphic">
      <style:graphic-properties style:writing-mode="lr-tb"/>
    </style:style>
    <style:style style:name="gr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16"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9" draw:gradient-step-count="0" draw:textarea-vertical-align="top" draw:auto-grow-height="false" fo:min-height="0.618cm" fo:min-width="1.208cm" fo:padding-top="0.125cm" fo:padding-bottom="0.125cm" fo:padding-left="0.25cm" fo:padding-right="0.25cm" fo:wrap-option="wrap" draw:shadow="hidden" draw:shadow-offset-x="0.3cm" draw:shadow-offset-y="0.3cm" draw:shadow-color="#808080"/>
    </style:style>
    <style:style style:name="gr17"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30" draw:gradient-step-count="0"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18"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31" draw:gradient-step-count="0"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19"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2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26cm" fo:min-width="0.004cm" fo:padding-top="0.125cm" fo:padding-bottom="0.125cm" fo:padding-left="0.25cm" fo:padding-right="0.25cm" fo:wrap-option="wrap" draw:shadow="hidden" draw:shadow-offset-x="0.3cm" draw:shadow-offset-y="0.3cm" draw:shadow-color="#808080"/>
    </style:style>
    <style:style style:name="gr2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2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25"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6"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7"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28"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29"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3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31"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3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3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3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37"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8"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4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4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43"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4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4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4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4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2" style:family="graphic" style:parent-style-name="standard">
      <style:graphic-properties draw:stroke="none" svg:stroke-color="#000000" draw:fill="none" draw:fill-color="#ffffff" draw:textarea-horizontal-align="left" draw:auto-grow-height="true" draw:auto-grow-width="true" fo:min-height="0.666cm" fo:min-width="0.726cm"/>
      <style:paragraph-properties style:writing-mode="lr-tb"/>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0.777cm" fo:padding-top="0.125cm" fo:padding-bottom="0.125cm" fo:padding-left="0.25cm" fo:padding-right="0.25cm" draw:shadow="hidden" draw:shadow-offset-x="0.2cm" draw:shadow-offset-y="0.2cm" draw:shadow-color="#808080"/>
      <style:paragraph-properties style:writing-mode="lr-tb"/>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496cm" fo:padding-top="0.125cm" fo:padding-bottom="0.125cm" fo:padding-left="0.25cm" fo:padding-right="0.25cm" draw:shadow="hidden" draw:shadow-offset-x="0.2cm" draw:shadow-offset-y="0.2cm" draw:shadow-color="#808080"/>
      <style:paragraph-properties style:writing-mode="lr-tb"/>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522cm" fo:padding-top="0.125cm" fo:padding-bottom="0.125cm" fo:padding-left="0.25cm" fo:padding-right="0.25cm" draw:shadow="hidden" draw:shadow-offset-x="0.2cm" draw:shadow-offset-y="0.2cm" draw:shadow-color="#808080"/>
      <style:paragraph-properties style:writing-mode="lr-tb"/>
    </style:style>
    <style:style style:name="gr5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7" draw:gradient-step-count="0"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5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7" draw:gradient-step-count="0"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5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28" draw:gradient-step-count="0"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5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6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6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6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6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6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6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6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0.777cm" fo:padding-top="0.125cm" fo:padding-bottom="0.125cm" fo:padding-left="0.25cm" fo:padding-right="0.25cm" draw:shadow="hidden" draw:shadow-offset-x="0.2cm" draw:shadow-offset-y="0.2cm" draw:shadow-color="#808080"/>
      <style:paragraph-properties style:writing-mode="lr-tb"/>
    </style:style>
    <style:style style:name="gr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522cm" fo:padding-top="0.125cm" fo:padding-bottom="0.125cm" fo:padding-left="0.25cm" fo:padding-right="0.25cm" draw:shadow="hidden" draw:shadow-offset-x="0.2cm" draw:shadow-offset-y="0.2cm" draw:shadow-color="#808080"/>
      <style:paragraph-properties style:writing-mode="lr-tb"/>
    </style:style>
    <style:style style:name="gr69" style:family="graphic" style:parent-style-name="objectwithoutfill">
      <style:graphic-properties draw:marker-end="" draw:fill="none" draw:textarea-vertical-align="middle"/>
    </style:style>
    <style:style style:name="gr7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7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7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7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7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7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7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7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7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7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8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81" style:family="graphic" style:parent-style-name="standard">
      <style:graphic-properties svg:stroke-width="0.051cm" svg:stroke-color="#808080" draw:marker-start-width="0.279cm" draw:marker-end-width="0.279cm" draw:fill="solid" draw:fill-color="#cccccc" draw:textarea-horizontal-align="justify" draw:textarea-vertical-align="middle" draw:auto-grow-height="false" fo:min-height="1.084cm" fo:min-width="1.604cm" fo:padding-top="0.15cm" fo:padding-bottom="0.15cm" fo:padding-left="0.275cm" fo:padding-right="0.275cm" fo:wrap-option="no-wrap" style:writing-mode="lr-tb"/>
      <style:paragraph-properties style:writing-mode="lr-tb"/>
    </style:style>
    <style:style style:name="gr82" style:family="graphic" style:parent-style-name="objectwithoutfill">
      <style:graphic-properties draw:marker-end="" draw:fill="none" draw:fill-color="#81aca6" draw:textarea-vertical-align="middle"/>
    </style:style>
    <style:style style:name="gr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496cm" fo:padding-top="0.125cm" fo:padding-bottom="0.125cm" fo:padding-left="0.25cm" fo:padding-right="0.25cm" draw:shadow="hidden" draw:shadow-offset-x="0.2cm" draw:shadow-offset-y="0.2cm" draw:shadow-color="#808080"/>
      <style:paragraph-properties style:writing-mode="lr-tb"/>
    </style:style>
    <style:style style:name="pr1" style:family="presentation" style:parent-style-name="Default_20_1-subtitle">
      <style:graphic-properties draw:fill-color="#ffffff" draw:auto-grow-height="true" fo:min-height="15.18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outline1">
      <style:graphic-properties draw:auto-grow-height="true" draw:fit-to-size="false" style:shrink-to-fit="false" fo:min-height="12.645cm"/>
      <style:paragraph-properties style:writing-mode="lr-tb"/>
    </style:style>
    <style:style style:name="pr4" style:family="presentation" style:parent-style-name="Default-title">
      <style:graphic-properties draw:auto-grow-height="true" fo:min-height="3.27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274cm"/>
      <style:paragraph-properties style:writing-mode="lr-tb"/>
    </style:style>
    <style:style style:name="P1" style:family="paragraph">
      <loext:graphic-properties draw:fill-color="#ffffff"/>
      <style:text-properties fo:font-size="29.8999996185303pt"/>
    </style:style>
    <style:style style:name="P2" style:family="paragraph">
      <loext:graphic-properties draw:fill-color="#ffffff"/>
      <style:text-properties fo:font-size="20pt"/>
    </style:style>
    <style:style style:name="P3" style:family="paragraph">
      <style:paragraph-properties fo:margin-left="0cm" fo:margin-right="0cm" fo:margin-top="0.4cm" fo:margin-bottom="0.4cm" fo:text-indent="0cm"/>
    </style:style>
    <style:style style:name="P4" style:family="paragraph">
      <style:paragraph-properties fo:margin-top="0cm" fo:margin-bottom="0cm"/>
    </style:style>
    <style:style style:name="P5" style:family="paragraph">
      <loext:graphic-properties draw:fill="none"/>
      <style:paragraph-properties fo:text-align="cente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729fcf" draw:fill-gradient-name="Gradient_20_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gradient" draw:fill-color="#729fcf" draw:fill-gradient-name="Gradient_20_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729fcf" draw:fill-gradient-name="Gradient_20_6"/>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00b8ff" draw:fill-gradient-name="Gradient_20_29"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3" style:family="paragraph">
      <loext:graphic-properties draw:fill="gradient" draw:fill-color="#000000" draw:fill-gradient-name="Gradient_20_30"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4" style:family="paragraph">
      <loext:graphic-properties draw:fill="gradient" draw:fill-color="#00b8ff" draw:fill-gradient-name="Gradient_20_31" draw:gradient-step-count="0"/>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5" style:family="paragraph">
      <loext:graphic-properties draw:fill="gradient" draw:fill-color="#00b8ff" draw:fill-gradient-name="Gradient_20_14"/>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6" style:family="paragraph">
      <loext:graphic-properties draw:fill="gradient" draw:fill-color="#00b8ff" draw:fill-gradient-name="Gradient_20_11"/>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7" style:family="paragraph">
      <loext:graphic-properties draw:fill="gradient" draw:fill-color="#00b8ff" draw:fill-gradient-name="Gradient_20_15"/>
      <style:paragraph-properties fo:margin-left="0cm" fo:margin-right="0cm" fo:margin-top="0cm" fo:margin-bottom="0cm" fo:line-height="100%" fo:text-align="start" fo:text-indent="0cm"/>
      <style:text-properties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8" style:family="paragraph">
      <loext:graphic-properties draw:fill="gradient" draw:fill-color="#00b8ff" draw:fill-gradient-name="Gradient_20_2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gradient" draw:fill-color="#000000" draw:fill-gradient-name="Gradient_20_2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gradient" draw:fill-color="#00b8ff" draw:fill-gradient-name="Gradient_20_26"/>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gradient" draw:fill-color="#00b8ff" draw:fill-gradient-name="Gradient_20_14"/>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gradient" draw:fill-color="#00b8ff" draw:fill-gradient-name="Gradient_20_11"/>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b8ff" draw:fill-gradient-name="Gradient_20_15"/>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text-properties fo:font-size="16.7999992370605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6.7999992370605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gradient" draw:fill-color="#729fcf" draw:fill-gradient-name="Gradient_20_27" draw:gradient-step-count="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gradient" draw:fill-color="#729fcf" draw:fill-gradient-name="Gradient_20_28" draw:gradient-step-count="0"/>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solid" draw:fill-color="#cccccc"/>
      <style:paragraph-properties fo:text-align="center" style:writing-mode="lr-tb"/>
    </style:style>
    <style:style style:name="P31" style:family="paragraph">
      <loext:graphic-properties draw:fill="none" draw:fill-color="#81aca6"/>
      <style:paragraph-properties fo:text-align="center"/>
    </style:style>
    <style:style style:name="P32" style:family="paragraph">
      <loext:graphic-properties draw:fill-color="#ffffff"/>
    </style:style>
    <style:style style:name="T1" style:family="text">
      <style:text-properties fo:font-size="29.8999996185303pt"/>
    </style:style>
    <style:style style:name="T2" style:family="text">
      <style:text-properties fo:font-size="22pt" style:font-size-asian="22pt" style:font-size-complex="22pt"/>
    </style:style>
    <style:style style:name="T3" style:family="text">
      <style:text-properties fo:font-variant="normal" fo:text-transform="none" style:use-window-font-color="true" loext:opacity="0%" style:text-outline="false" style:text-line-through-style="none" style:text-line-through-type="none" style:font-name="Liberation Sans" fo:font-size="29.8999996185303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text-position="33% 58%"/>
    </style:style>
    <style:style style:name="T5" style:family="text">
      <style:text-properties style:text-position="0% 100%"/>
    </style:style>
    <style:style style:name="T6" style:family="text">
      <style:text-properties fo:font-size="16.7999992370605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3.361cm" svg:height="15.18cm" svg:x="2.288cm" svg:y="1.772cm" presentation:class="subtitle">
          <draw:text-box>
            <text:p><text:span text:style-name="T1"/></text:p>
            <text:p><text:span text:style-name="T1"/></text:p>
            <text:p><text:span text:style-name="T1">IP Addressing with References</text:span></text:p>
            <text:p><text:span text:style-name="T1">(IPREF)</text:span></text:p>
            <text:p><text:span text:style-name="T1"/></text:p>
            <text:p><text:span text:style-name="T2">draft-augustyn-intarea-ipref-01</text:span></text:p>
            <text:p><text:span text:style-name="T2">IETF 117 San Francisco 2023</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3.361cm" svg:height="12.645cm" svg:x="2.288cm" svg:y="5.579cm" presentation:class="outline" presentation:user-transformed="true">
          <draw:text-box>
            <text:list text:style-name="L2">
              <text:list-item>
                <text:p text:style-name="P3"><text:span text:style-name="T3">End-to-end address space traversal</text:span></text:p>
                <text:list>
                  <text:list-item>
                    <text:p text:style-name="P3"><text:span text:style-name="T3">over NAT, NAT6, cross protocol IPv4/IPv6</text:span></text:p>
                  </text:list-item>
                  <text:list-item>
                    <text:p text:style-name="P3"><text:span text:style-name="T3">highly scalable, commercially viable</text:span></text:p>
                  </text:list-item>
                </text:list>
              </text:list-item>
              <text:list-item>
                <text:p text:style-name="P3"><text:span text:style-name="T3">IPREF Addresses publishable via DNS</text:span></text:p>
                <text:list>
                  <text:list-item>
                    <text:p><text:span text:style-name="T3">services reachable at IPREF addresses</text:span></text:p>
                  </text:list-item>
                  <text:list-item>
                    <text:p><text:span text:style-name="T3">no need for assigning global IP addresses</text:span></text:p>
                  </text:list-item>
                </text:list>
              </text:list-item>
              <text:list-item>
                <text:p><text:span text:style-name="T3">Compatibility path for specialized protocols</text:span></text:p>
              </text:list-item>
            </text:list>
          </draw:text-box>
        </draw:frame>
        <draw:frame presentation:style-name="pr4" draw:layer="layout" svg:width="23.361cm" svg:height="3.274cm" svg:x="2.288cm" svg:y="1.772cm" presentation:class="title">
          <draw:text-box>
            <text:p>IPREF Key Features</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Impact on IPv6</text:p>
          </draw:text-box>
        </draw:frame>
        <draw:frame presentation:style-name="pr6" draw:layer="layout" svg:width="23.361cm" svg:height="11.372cm" svg:x="2.288cm" svg:y="5.579cm" presentation:class="outline">
          <draw:text-box>
            <text:list text:style-name="L2">
              <text:list-item>
                <text:p>Speed up deployment of IPv6 Internet</text:p>
              </text:list-item>
              <text:list-item>
                <text:p>Focus IPv6 on the Internet</text:p>
                <text:list>
                  <text:list-item>
                    <text:p>not trying to be everything to everyone</text:p>
                  </text:list-item>
                  <text:list-item>
                    <text:p>connecting networks (not necessarily IPv6)</text:p>
                  </text:list-item>
                </text:list>
              </text:list-item>
              <text:list-item>
                <text:p>Dramatically lower costs and risks of adopting IPv6 Internet</text:p>
              </text:list-item>
              <text:list-item>
                <text:p>Spur secondary economic activity around Internet and private networks</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Shortage of IP Addresses”</text:p>
          </draw:text-box>
        </draw:frame>
        <draw:frame presentation:style-name="pr6" draw:layer="layout" svg:width="23.361cm" svg:height="11.372cm" svg:x="2.288cm" svg:y="5.579cm" presentation:class="outline" presentation:user-transformed="true">
          <draw:text-box>
            <text:list text:style-name="L2">
              <text:list-item>
                <text:p>Historical term, no longer accurate</text:p>
              </text:list-item>
              <text:list-item>
                <text:p>A misnomer</text:p>
                <text:list>
                  <text:list-item>
                    <text:p>there is no shortage of IP(v4) addresses</text:p>
                  </text:list-item>
                  <text:list-item>
                    <text:p>there is more of them than 2<text:span text:style-name="T4">32 </text:span><text:span text:style-name="T5">due to hierarchy</text:span></text:p>
                  </text:list-item>
                  <text:list-item>
                    <text:p>something else is a problem</text:p>
                  </text:list-item>
                </text:list>
              </text:list-item>
              <text:list-item>
                <text:p>Real problem: address space traversal</text:p>
                <text:list>
                  <text:list-item>
                    <text:p>partial solution: assign global IP addresses</text:p>
                  </text:list-item>
                  <text:list-item>
                    <text:p>complete solution: IPREF</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Impact on IPv4</text:p>
          </draw:text-box>
        </draw:frame>
        <draw:frame presentation:style-name="pr6" draw:layer="layout" svg:width="23.361cm" svg:height="11.372cm" svg:x="2.288cm" svg:y="5.579cm" presentation:class="outline" presentation:user-transformed="true">
          <draw:text-box>
            <text:list text:style-name="L2">
              <text:list-item>
                <text:p>Yes, IPREF makes IPv4 Internet possible...</text:p>
              </text:list-item>
              <text:list-item>
                <text:p>...but IPv6 Internet will prevail</text:p>
                <text:list>
                  <text:list-item>
                    <text:p>flat is better than hierarchical</text:p>
                  </text:list-item>
                  <text:list-item>
                    <text:p>a mere prospect of a threat will make IPv6 focus</text:p>
                  </text:list-item>
                  <text:list-item>
                    <text:p>hosts don’t know what protocol peers run anyway</text:p>
                  </text:list-item>
                  <text:list-item>
                    <text:p>can reach services located on either IPv4 or IPv6 </text:p>
                  </text:list-item>
                </text:list>
              </text:list-item>
              <text:list-item>
                <text:p>Keep IPv4 for as long as convenient</text:p>
              </text:list-item>
              <text:list-item>
                <text:p>Do away with dual stacks</text:p>
              </text:list-item>
            </text:list>
          </draw:text-box>
        </draw:frame>
        <presentation:notes draw:style-name="dp3">
          <office:forms form:automatic-focus="false" form:apply-design-mode="false"/>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7" draw:layer="layout" svg:width="23.361cm" svg:height="3.274cm" svg:x="2.288cm" svg:y="1.772cm" presentation:class="title" presentation:user-transformed="true">
          <draw:text-box>
            <text:p>Nested Private Networks</text:p>
          </draw:text-box>
        </draw:frame>
        <draw:line draw:style-name="gr2" draw:text-style-name="P5" draw:layer="layout" svg:x1="13.056cm" svg:y1="5.436cm" svg:x2="1.308cm" svg:y2="9.881cm">
          <text:p/>
        </draw:line>
        <draw:line draw:style-name="gr3" draw:text-style-name="P6" draw:layer="layout" svg:x1="21.946cm" svg:y1="11.786cm" svg:x2="12.421cm" svg:y2="14.961cm">
          <text:p/>
        </draw:line>
        <draw:g draw:style-name="gr4">
          <draw:custom-shape draw:name="Ellipse" draw:style-name="gr5" draw:text-style-name="P7" draw:layer="layout" svg:width="2.022cm" svg:height="0.823cm" svg:x="4.569cm" svg:y="8.10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6" draw:text-style-name="P8" draw:layer="layout" svg:width="2.023cm" svg:height="0.581cm" svg:x="4.57cm" svg:y="7.953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7" draw:text-style-name="P9" draw:layer="layout" svg:width="2.022cm" svg:height="0.823cm" svg:x="4.57cm" svg:y="7.602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8" draw:text-style-name="P10" draw:layer="layout" svg:width="0.66cm" svg:height="0.273cm" svg:x="4.934cm" svg:y="7.63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9" draw:text-style-name="P11" draw:layer="layout" svg:width="0.66cm" svg:height="0.274cm" svg:x="4.934cm" svg:y="7.656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0" draw:text-style-name="P10" draw:layer="layout" svg:width="0.664cm" svg:height="0.263cm" svg:x="5.595cm" svg:y="7.692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1" draw:text-style-name="P11" draw:layer="layout" svg:width="0.664cm" svg:height="0.264cm" svg:x="5.595cm" svg:y="7.709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 draw:text-style-name="P10" draw:layer="layout" svg:width="0.656cm" svg:height="0.268cm" svg:x="5.599cm" svg:y="7.99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3" draw:text-style-name="P11" draw:layer="layout" svg:width="0.656cm" svg:height="0.268cm" svg:x="5.599cm" svg:y="8.017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 draw:text-style-name="P10" draw:layer="layout" svg:width="0.657cm" svg:height="0.277cm" svg:x="4.893cm" svg:y="7.964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5" draw:text-style-name="P11" draw:layer="layout" svg:width="0.657cm" svg:height="0.276cm" svg:x="4.893cm" svg:y="7.987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style-name="gr4">
          <draw:custom-shape draw:style-name="gr16" draw:text-style-name="P12" draw:layer="layout" svg:width="1.708cm" svg:height="0.868cm" svg:x="19.088cm" svg:y="15.309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17" draw:text-style-name="P13" draw:layer="layout" svg:width="1.074cm" svg:height="1.863cm" svg:x="19.715cm" svg:y="15.638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18" draw:text-style-name="P14" draw:layer="layout" svg:width="0.644cm" svg:height="1.641cm" svg:x="19.088cm" svg:y="15.86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19" draw:text-style-name="P15" draw:layer="layout" svg:width="0.112cm" svg:height="0.119cm" draw:transform="skewX (0.00837758040957278) rotate (0.262322986574748) translate (19.318cm 16.69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20" draw:text-style-name="P16" draw:layer="layout" svg:width="0.461cm" svg:height="0.332cm" svg:x="19.173cm" svg:y="16.244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21" draw:text-style-name="P16" draw:layer="layout" svg:width="0.504cm" svg:height="0.276cm" svg:x="19.16cm" svg:y="16.09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22" draw:text-style-name="P16" draw:layer="layout" svg:width="0.14cm" svg:height="0.087cm" svg:x="19.328cm" svg:y="16.256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23" draw:text-style-name="P16" draw:layer="layout" svg:width="0.466cm" svg:height="0.352cm" svg:x="19.172cm" svg:y="16.239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24" draw:text-style-name="P16" draw:layer="layout" svg:width="0.46cm" svg:height="0.256cm" svg:x="19.174cm" svg:y="16.287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25" draw:text-style-name="P17" draw:layer="layout" svg:width="0.408cm" svg:height="0.164cm" svg:x="19.181cm" svg:y="16.969cm">
            <text:p/>
            <draw:enhanced-geometry draw:mirror-horizontal="false" draw:mirror-vertical="false" svg:viewBox="0 0 0 0" drawooo:sub-view-size="158722 63677" draw:type="ooxml-non-primitive" draw:enhanced-path="M 0 0 C 0 0 72926 75079 158722 62210 F N"/>
          </draw:custom-shape>
          <draw:custom-shape draw:style-name="gr26" draw:text-style-name="P17" draw:layer="layout" svg:width="0.397cm" svg:height="0.178cm" svg:x="19.183cm" svg:y="17.081cm">
            <text:p/>
            <draw:enhanced-geometry draw:mirror-horizontal="false" draw:mirror-vertical="false" svg:viewBox="0 0 0 0" drawooo:sub-view-size="154433 68637" draw:type="ooxml-non-primitive" draw:enhanced-path="M 0 0 C 0 0 55029 72412 153695 68121 F N"/>
          </draw:custom-shape>
          <draw:custom-shape draw:style-name="gr27" draw:text-style-name="P17" draw:layer="layout" svg:width="0.408cm" svg:height="0.166cm" svg:x="19.173cm" svg:y="17.028cm">
            <text:p/>
            <draw:enhanced-geometry draw:mirror-horizontal="false" draw:mirror-vertical="false" svg:viewBox="0 0 0 0" drawooo:sub-view-size="158722 64615" draw:type="ooxml-non-primitive" draw:enhanced-path="M 995 841 C 995 841 106095 84492 158722 60062 F N"/>
          </draw:custom-shape>
        </draw:g>
        <draw:g draw:style-name="gr4">
          <draw:custom-shape draw:style-name="gr28" draw:text-style-name="P18" draw:layer="layout" svg:width="1.709cm" svg:height="0.868cm" svg:x="19.723cm" svg:y="9.288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29" draw:text-style-name="P19" draw:layer="layout" svg:width="1.074cm" svg:height="1.863cm" svg:x="20.35cm" svg:y="9.617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30" draw:text-style-name="P20" draw:layer="layout" svg:width="0.644cm" svg:height="1.641cm" svg:x="19.723cm" svg:y="9.839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31" draw:text-style-name="P21" draw:layer="layout" svg:width="0.112cm" svg:height="0.119cm" draw:transform="skewX (0.00837758040957278) rotate (0.262322986574748) translate (19.953cm 10.669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32" draw:text-style-name="P22" draw:layer="layout" svg:width="0.461cm" svg:height="0.332cm" svg:x="19.808cm" svg:y="10.223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33" draw:text-style-name="P22" draw:layer="layout" svg:width="0.505cm" svg:height="0.276cm" svg:x="19.795cm" svg:y="10.069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34" draw:text-style-name="P22" draw:layer="layout" svg:width="0.14cm" svg:height="0.087cm" svg:x="19.963cm" svg:y="10.235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35" draw:text-style-name="P22" draw:layer="layout" svg:width="0.466cm" svg:height="0.352cm" svg:x="19.807cm" svg:y="10.218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36" draw:text-style-name="P22" draw:layer="layout" svg:width="0.46cm" svg:height="0.255cm" svg:x="19.809cm" svg:y="10.267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37" draw:text-style-name="P23" draw:layer="layout" svg:width="0.407cm" svg:height="0.164cm" svg:x="19.817cm" svg:y="10.948cm">
            <text:p/>
            <draw:enhanced-geometry draw:mirror-horizontal="false" draw:mirror-vertical="false" svg:viewBox="0 0 0 0" drawooo:sub-view-size="158722 63677" draw:type="ooxml-non-primitive" draw:enhanced-path="M 0 0 C 0 0 72926 75079 158722 62210 F N"/>
          </draw:custom-shape>
          <draw:custom-shape draw:style-name="gr38" draw:text-style-name="P23" draw:layer="layout" svg:width="0.397cm" svg:height="0.178cm" svg:x="19.818cm" svg:y="11.06cm">
            <text:p/>
            <draw:enhanced-geometry draw:mirror-horizontal="false" draw:mirror-vertical="false" svg:viewBox="0 0 0 0" drawooo:sub-view-size="154433 68637" draw:type="ooxml-non-primitive" draw:enhanced-path="M 0 0 C 0 0 55029 72412 153695 68121 F N"/>
          </draw:custom-shape>
          <draw:custom-shape draw:style-name="gr39" draw:text-style-name="P23" draw:layer="layout" svg:width="0.408cm" svg:height="0.166cm" svg:x="19.808cm" svg:y="11.007cm">
            <text:p/>
            <draw:enhanced-geometry draw:mirror-horizontal="false" draw:mirror-vertical="false" svg:viewBox="0 0 0 0" drawooo:sub-view-size="158722 64615" draw:type="ooxml-non-primitive" draw:enhanced-path="M 995 841 C 995 841 106095 84492 158722 60062 F N"/>
          </draw:custom-shape>
        </draw:g>
        <draw:g draw:style-name="gr4">
          <draw:custom-shape draw:style-name="gr40" draw:text-style-name="P18" draw:layer="layout" svg:width="1.709cm" svg:height="0.868cm" svg:x="2.655cm" svg:y="4.022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41" draw:text-style-name="P19" draw:layer="layout" svg:width="1.074cm" svg:height="1.863cm" svg:x="3.282cm" svg:y="4.351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42" draw:text-style-name="P20" draw:layer="layout" svg:width="0.644cm" svg:height="1.641cm" svg:x="2.655cm" svg:y="4.573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43" draw:text-style-name="P21" draw:layer="layout" svg:width="0.112cm" svg:height="0.119cm" draw:transform="skewX (0.00837758040957278) rotate (0.262322986574748) translate (2.885cm 5.403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style-name="gr4">
            <draw:custom-shape draw:style-name="gr44" draw:text-style-name="P22" draw:layer="layout" svg:width="0.461cm" svg:height="0.332cm" svg:x="2.74cm" svg:y="4.957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45" draw:text-style-name="P22" draw:layer="layout" svg:width="0.505cm" svg:height="0.276cm" svg:x="2.727cm" svg:y="4.803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46" draw:text-style-name="P22" draw:layer="layout" svg:width="0.14cm" svg:height="0.087cm" svg:x="2.895cm" svg:y="4.969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47" draw:text-style-name="P22" draw:layer="layout" svg:width="0.466cm" svg:height="0.352cm" svg:x="2.739cm" svg:y="4.952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48" draw:text-style-name="P22" draw:layer="layout" svg:width="0.46cm" svg:height="0.255cm" svg:x="2.741cm" svg:y="5.001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49" draw:text-style-name="P23" draw:layer="layout" svg:width="0.407cm" svg:height="0.164cm" svg:x="2.749cm" svg:y="5.682cm">
            <text:p/>
            <draw:enhanced-geometry draw:mirror-horizontal="false" draw:mirror-vertical="false" svg:viewBox="0 0 0 0" drawooo:sub-view-size="158722 63677" draw:type="ooxml-non-primitive" draw:enhanced-path="M 0 0 C 0 0 72926 75079 158722 62210 F N"/>
          </draw:custom-shape>
          <draw:custom-shape draw:style-name="gr50" draw:text-style-name="P23" draw:layer="layout" svg:width="0.397cm" svg:height="0.178cm" svg:x="2.75cm" svg:y="5.794cm">
            <text:p/>
            <draw:enhanced-geometry draw:mirror-horizontal="false" draw:mirror-vertical="false" svg:viewBox="0 0 0 0" drawooo:sub-view-size="154433 68637" draw:type="ooxml-non-primitive" draw:enhanced-path="M 0 0 C 0 0 55029 72412 153695 68121 F N"/>
          </draw:custom-shape>
          <draw:custom-shape draw:style-name="gr51" draw:text-style-name="P23" draw:layer="layout" svg:width="0.408cm" svg:height="0.166cm" svg:x="2.74cm" svg:y="5.741cm">
            <text:p/>
            <draw:enhanced-geometry draw:mirror-horizontal="false" draw:mirror-vertical="false" svg:viewBox="0 0 0 0" drawooo:sub-view-size="158722 64615" draw:type="ooxml-non-primitive" draw:enhanced-path="M 995 841 C 995 841 106095 84492 158722 60062 F N"/>
          </draw:custom-shape>
        </draw:g>
        <draw:frame draw:style-name="gr52" draw:text-style-name="P24" draw:layer="layout" svg:width="1.226cm" svg:height="0.916cm" svg:x="4.527cm" svg:y="4.52cm">
          <draw:text-box>
            <text:p><text:span text:style-name="T6">A7</text:span></text:p>
          </draw:text-box>
        </draw:frame>
        <draw:frame draw:style-name="gr53" draw:text-style-name="P26" draw:layer="layout" svg:width="1.277cm" svg:height="0.962cm" svg:x="21.432cm" svg:y="9.617cm">
          <draw:text-box>
            <text:p text:style-name="P25"><text:span text:style-name="T7">B4</text:span></text:p>
          </draw:text-box>
        </draw:frame>
        <draw:frame draw:style-name="gr54" draw:text-style-name="P26" draw:layer="layout" svg:width="1.996cm" svg:height="0.962cm" svg:x="2.487cm" svg:y="7.658cm">
          <draw:text-box>
            <text:p text:style-name="P25"><text:span text:style-name="T7">GWA</text:span></text:p>
          </draw:text-box>
        </draw:frame>
        <draw:frame draw:style-name="gr55" draw:text-style-name="P26" draw:layer="layout" svg:width="2.022cm" svg:height="0.962cm" svg:x="14.961cm" svg:y="7.658cm">
          <draw:text-box>
            <text:p text:style-name="P25"><text:span text:style-name="T7">GWB</text:span></text:p>
          </draw:text-box>
        </draw:frame>
        <draw:line draw:style-name="gr2" draw:text-style-name="P5" draw:layer="layout" svg:x1="19.723cm" svg:y1="7.976cm" svg:x2="7.975cm" svg:y2="12.421cm">
          <text:p/>
        </draw:line>
        <draw:g draw:style-name="gr4">
          <draw:custom-shape draw:name="Ellipse" draw:style-name="gr56" draw:text-style-name="P27" draw:layer="layout" svg:width="2.022cm" svg:height="0.823cm" svg:x="17.183cm" svg:y="12.924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57" draw:text-style-name="P27" draw:layer="layout" svg:width="2.023cm" svg:height="0.581cm" svg:x="17.184cm" svg:y="12.772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58" draw:text-style-name="P28" draw:layer="layout" svg:width="2.022cm" svg:height="0.823cm" svg:x="17.184cm" svg:y="12.421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59" draw:text-style-name="P10" draw:layer="layout" svg:width="0.66cm" svg:height="0.273cm" svg:x="17.548cm" svg:y="12.453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60" draw:text-style-name="P11" draw:layer="layout" svg:width="0.66cm" svg:height="0.274cm" svg:x="17.548cm" svg:y="12.475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61" draw:text-style-name="P10" draw:layer="layout" svg:width="0.664cm" svg:height="0.263cm" svg:x="18.209cm" svg:y="12.511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62" draw:text-style-name="P11" draw:layer="layout" svg:width="0.664cm" svg:height="0.264cm" svg:x="18.209cm" svg:y="12.52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63" draw:text-style-name="P10" draw:layer="layout" svg:width="0.656cm" svg:height="0.268cm" svg:x="18.213cm" svg:y="12.814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64" draw:text-style-name="P11" draw:layer="layout" svg:width="0.656cm" svg:height="0.268cm" svg:x="18.213cm" svg:y="12.83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65" draw:text-style-name="P10" draw:layer="layout" svg:width="0.657cm" svg:height="0.277cm" svg:x="17.507cm" svg:y="12.783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66" draw:text-style-name="P11" draw:layer="layout" svg:width="0.657cm" svg:height="0.276cm" svg:x="17.507cm" svg:y="12.806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frame draw:style-name="gr67" draw:text-style-name="P26" draw:layer="layout" svg:width="1.311cm" svg:height="0.962cm" svg:x="20.796cm" svg:y="15.935cm">
          <draw:text-box>
            <text:p text:style-name="P25"><text:span text:style-name="T7">C3</text:span></text:p>
          </draw:text-box>
        </draw:frame>
        <draw:frame draw:style-name="gr68" draw:text-style-name="P26" draw:layer="layout" svg:width="2.056cm" svg:height="0.962cm" svg:x="19.255cm" svg:y="12.729cm">
          <draw:text-box>
            <text:p text:style-name="P25"><text:span text:style-name="T7">GWC</text:span></text:p>
          </draw:text-box>
        </draw:frame>
        <draw:path draw:style-name="gr69" draw:text-style-name="P5" draw:layer="layout" svg:width="6.819cm" svg:height="3.674cm" draw:transform="rotate (-0.465479311506888) translate (8.54818475336783cm 5.5496247083045cm)" svg:viewBox="0 0 6820 3675" svg:d="M0 3661c294-21 553 160 1617-363 1065-522 3499-3153 5203-3298">
          <text:p/>
        </draw:path>
        <draw:g draw:style-name="gr4">
          <draw:custom-shape draw:name="Ellipse" draw:style-name="gr70" draw:text-style-name="P7" draw:layer="layout" svg:width="2.022cm" svg:height="0.823cm" svg:x="14.842cm" svg:y="9.37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71" draw:text-style-name="P8" draw:layer="layout" svg:width="2.023cm" svg:height="0.581cm" svg:x="14.843cm" svg:y="9.223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72" draw:text-style-name="P9" draw:layer="layout" svg:width="2.022cm" svg:height="0.823cm" svg:x="14.843cm" svg:y="8.872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73" draw:text-style-name="P10" draw:layer="layout" svg:width="0.66cm" svg:height="0.273cm" svg:x="15.207cm" svg:y="8.90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74" draw:text-style-name="P11" draw:layer="layout" svg:width="0.66cm" svg:height="0.274cm" svg:x="15.207cm" svg:y="8.926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75" draw:text-style-name="P10" draw:layer="layout" svg:width="0.664cm" svg:height="0.263cm" svg:x="15.868cm" svg:y="8.962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76" draw:text-style-name="P11" draw:layer="layout" svg:width="0.664cm" svg:height="0.264cm" svg:x="15.868cm" svg:y="8.979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77" draw:text-style-name="P10" draw:layer="layout" svg:width="0.656cm" svg:height="0.268cm" svg:x="15.872cm" svg:y="9.26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78" draw:text-style-name="P11" draw:layer="layout" svg:width="0.656cm" svg:height="0.268cm" svg:x="15.872cm" svg:y="9.287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79" draw:text-style-name="P10" draw:layer="layout" svg:width="0.657cm" svg:height="0.277cm" svg:x="15.166cm" svg:y="9.234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80" draw:text-style-name="P11" draw:layer="layout" svg:width="0.657cm" svg:height="0.276cm" svg:x="15.166cm" svg:y="9.257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custom-shape draw:style-name="gr81" draw:text-style-name="P30" draw:layer="layout" svg:width="3.297cm" svg:height="2.134cm" svg:x="9.124cm" svg:y="7.747cm">
          <text:p text:style-name="P29">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1" draw:layer="layout" svg:x1="16.548cm" svg:y1="10.516cm" svg:x2="17.501cm" svg:y2="11.786cm">
          <text:p/>
        </draw:line>
        <draw:line draw:style-name="gr82" draw:text-style-name="P31" draw:layer="layout" svg:x1="18.771cm" svg:y1="14.008cm" svg:x2="19.406cm" svg:y2="15.278cm">
          <text:p/>
        </draw:line>
        <draw:line draw:style-name="gr82" draw:text-style-name="P31" draw:layer="layout" svg:x1="17.502cm" svg:y1="10.198cm" svg:x2="19.088cm" svg:y2="10.516cm">
          <text:p/>
        </draw:line>
        <draw:line draw:style-name="gr82" draw:text-style-name="P31" draw:layer="layout" svg:x1="4.166cm" svg:y1="6.388cm" svg:x2="4.801cm" svg:y2="7.197cm">
          <text:p/>
        </draw:line>
        <draw:frame draw:style-name="gr83" draw:text-style-name="P26" draw:layer="layout" svg:width="7.233cm" svg:height="0.962cm" svg:x="2.013cm" svg:y="14.643cm">
          <draw:text-box>
            <text:p text:style-name="P25"><text:span text:style-name="T7">IPREF gateways shown</text:span></text:p>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5" draw:text-style-name="P32"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1T32">
        <office:forms form:automatic-focus="false" form:apply-design-mode="false"/>
        <draw:frame presentation:style-name="pr1" draw:text-style-name="P1" draw:layer="layout" svg:width="23.361cm" svg:height="15.18cm" svg:x="2.288cm" svg:y="1.772cm" presentation:class="subtitle">
          <draw:text-box>
            <text:p><text:span text:style-name="T8">The End</text:span></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3b3b38" draw:end-color="#ffffff" draw:start-intensity="100%" draw:end-intensity="100%" draw:angle="0deg" draw:border="0%"/>
    <draw:gradient draw:name="Gradient_20_14" draw:display-name="Gradient 14" draw:style="axial" draw:start-color="#a2e0c1" draw:end-color="#339966" draw:start-intensity="100%" draw:end-intensity="100%" draw:angle="315deg" draw:border="0%"/>
    <draw:gradient draw:name="Gradient_20_15" draw:display-name="Gradient 15" draw:style="linear" draw:start-color="#edf0f7" draw:end-color="#a6bed0" draw:start-intensity="100%" draw:end-intensity="100%" draw:angle="0deg" draw:border="0%"/>
    <draw:gradient draw:name="Gradient_20_24" draw:display-name="Gradient 24" draw:style="linear" draw:start-color="#336699" draw:end-color="#ffffff" draw:start-intensity="100%" draw:end-intensity="100%" draw:angle="225deg" draw:border="0%"/>
    <draw:gradient draw:name="Gradient_20_25" draw:display-name="Gradient 25" draw:style="linear" draw:start-color="#336699" draw:end-color="#ffffff" draw:start-intensity="100%" draw:end-intensity="100%" draw:angle="0deg" draw:border="0%"/>
    <draw:gradient draw:name="Gradient_20_26" draw:display-name="Gradient 26" draw:style="linear" draw:start-color="#336699" draw:end-color="#ffffff" draw:start-intensity="100%" draw:end-intensity="100%" draw:angle="180deg" draw:border="0%"/>
    <draw:gradient draw:name="Gradient_20_27" draw:display-name="Gradient 27" draw:style="axial" draw:start-color="#81aca6" draw:end-color="#168253" draw:start-intensity="100%" draw:end-intensity="100%" draw:angle="90deg" draw:border="0%"/>
    <draw:gradient draw:name="Gradient_20_28" draw:display-name="Gradient 28" draw:style="linear" draw:start-color="#168253" draw:end-color="#81aca6" draw:start-intensity="100%" draw:end-intensity="100%" draw:angle="270deg" draw:border="0%"/>
    <draw:gradient draw:name="Gradient_20_29" draw:display-name="Gradient 29" draw:style="linear" draw:start-color="#168253" draw:end-color="#ffffff" draw:start-intensity="100%" draw:end-intensity="100%" draw:angle="0deg" draw:border="0%"/>
    <draw:gradient draw:name="Gradient_20_30" draw:display-name="Gradient 30" draw:style="linear" draw:start-color="#168253" draw:end-color="#ffffff" draw:start-intensity="100%" draw:end-intensity="100%" draw:angle="225deg" draw:border="0%"/>
    <draw:gradient draw:name="Gradient_20_31" draw:display-name="Gradient 31" draw:style="linear" draw:start-color="#168253" draw:end-color="#ffffff" draw:start-intensity="100%" draw:end-intensity="100%" draw:angle="180deg" draw:border="0%"/>
    <draw:gradient draw:name="Gradient_20_4" draw:display-name="Gradient 4" draw:style="axial" draw:start-color="#8296c8" draw:end-color="#5c69a0" draw:start-intensity="100%" draw:end-intensity="100%" draw:angle="90deg" draw:border="0%"/>
    <draw:gradient draw:name="Gradient_20_5" draw:display-name="Gradient 5" draw:style="axial" draw:start-color="#8296c8" draw:end-color="#5c69a0" draw:start-intensity="100%" draw:end-intensity="100%" draw:angle="90deg" draw:border="0%"/>
    <draw:gradient draw:name="Gradient_20_6" draw:display-name="Gradient 6" draw:style="linear" draw:start-color="#5c69a0" draw:end-color="#8296c8"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051cm" svg:stroke-color="#000000" draw:marker-start-width="0.279cm" draw:marker-end="Arrow_20_concave" draw:marker-end-width="0.279cm" draw:fill="none"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3cm" fo:margin-bottom="0cm" fo:text-indent="0cm"/>
      <style:text-properties fo:font-size="26.2000007629395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7000007629395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18.7000007629395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18.7000007629395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18.7000007629395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18.7000007629395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1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73cm" fo:margin-bottom="0cm" fo:text-indent="0cm"/>
      <style:text-properties fo:font-size="26.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279cm" fo:margin-bottom="0cm" fo:text-indent="0cm"/>
      <style:text-properties fo:font-size="22.3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186cm" fo:margin-bottom="0cm" fo:text-indent="0cm"/>
      <style:text-properties fo:font-size="18.7000007629395pt" style:font-size-asian="20pt" style:font-size-complex="20pt"/>
    </style:style>
    <style:style style:name="Default_20_1-outline5" style:display-name="Default 1-outline5" style:family="presentation" style:parent-style-name="Default_20_1-outline4">
      <style:paragraph-properties fo:margin-left="0cm" fo:margin-right="0cm" fo:margin-top="0.093cm" fo:margin-bottom="0cm" fo:text-indent="0cm"/>
      <style:text-properties fo:font-size="18.7000007629395pt" style:font-size-asian="20pt" style:font-size-complex="20pt"/>
    </style:style>
    <style:style style:name="Default_20_1-outline6" style:display-name="Default 1-outline6" style:family="presentation" style:parent-style-name="Default_20_1-outline5">
      <style:paragraph-properties fo:margin-left="0cm" fo:margin-right="0cm" fo:margin-top="0.093cm" fo:margin-bottom="0cm" fo:text-indent="0cm"/>
      <style:text-properties fo:font-size="18.7000007629395pt" style:font-size-asian="20pt" style:font-size-complex="20pt"/>
    </style:style>
    <style:style style:name="Default_20_1-outline7" style:display-name="Default 1-outline7" style:family="presentation" style:parent-style-name="Default_20_1-outline6">
      <style:paragraph-properties fo:margin-left="0cm" fo:margin-right="0cm" fo:margin-top="0.093cm" fo:margin-bottom="0cm" fo:text-indent="0cm"/>
      <style:text-properties fo:font-size="18.7000007629395pt" style:font-size-asian="20pt" style:font-size-complex="20pt"/>
    </style:style>
    <style:style style:name="Default_20_1-outline8" style:display-name="Default 1-outline8" style:family="presentation" style:parent-style-name="Default_20_1-outline7">
      <style:paragraph-properties fo:margin-left="0cm" fo:margin-right="0cm" fo:margin-top="0.093cm" fo:margin-bottom="0cm" fo:text-indent="0cm"/>
      <style:text-properties fo:font-size="18.7000007629395pt" style:font-size-asian="20pt" style:font-size-complex="20pt"/>
    </style:style>
    <style:style style:name="Default_20_1-outline9" style:display-name="Default 1-outline9" style:family="presentation" style:parent-style-name="Default_20_1-outline8">
      <style:paragraph-properties fo:margin-left="0cm" fo:margin-right="0cm" fo:margin-top="0.093cm" fo:margin-bottom="0cm" fo:text-indent="0cm"/>
      <style:text-properties fo:font-size="18.7000007629395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true" fo:min-height="1.411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style:letter-kerning="true" style:font-size-asian="12pt" style:font-size-complex="12pt"/>
    </style:style>
    <style:style style:name="MP6" style:family="paragraph">
      <loext:graphic-properties draw:fill="none" draw:fill-color="#ffffff"/>
      <style:paragraph-properties fo:text-align="end"/>
      <style:text-properties fo:font-size="12pt" style:letter-kerning="true" style:font-size-asian="12pt" style:font-size-complex="12pt"/>
    </style:style>
    <style:style style:name="MT1" style:family="text">
      <style:text-properties fo:font-size="14pt" style:font-size-asian="14pt" style:font-size-complex="14pt"/>
    </style:style>
    <style:style style:name="MT2" style:family="text">
      <style:text-properties fo:font-size="12pt" style:letter-kerning="true" style:font-size-asian="12pt" style:font-size-complex="12pt"/>
    </style:style>
    <style:style style:name="MT3" style:family="text">
      <style:text-properties fo:color="#000000" loext:opacity="100%" fo:font-size="12pt" style:letter-kerning="true"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2cm" svg:x="2.288cm" svg:y="5.579cm" presentation:class="outline" presentation:placeholder="true">
        <draw:text-box/>
      </draw:frame>
      <draw:frame presentation:style-name="Mpr1" draw:text-style-name="MP2" draw:layer="backgroundobjects" svg:width="11.182cm" svg:height="1.352cm" svg:x="2.288cm" svg:y="18.853cm" presentation:class="date-time">
        <draw:text-box>
          <text:p text:style-name="MP1"><text:span text:style-name="MT1">IP Addressing with References (IPREF)</text:span></text:p>
          <text:p text:style-name="MP1"><text:span text:style-name="MT1">draft-augustyn-intarea-ipref-01</text:span></text:p>
        </draw:text-box>
      </draw:frame>
      <draw:frame presentation:style-name="Mpr2" draw:text-style-name="MP6" draw:layer="backgroundobjects" svg:width="7.832cm" svg:height="1.411cm" svg:x="17.818cm" svg:y="19.1cm" presentation:class="page-number">
        <draw:text-box>
          <text:p text:style-name="MP5"><text:span text:style-name="MT2">IETF 117 San Francisco 2023 <text:s text:c="2"/>[</text:span><text:span text:style-name="MT2"><text:page-number>&lt;number&gt;</text:page-number></text:span><text:span text:style-name="MT2">]</text:span></text:p>
          <text:p text:style-name="MP5"><text:span text:style-name="MT3"><text:a xlink:href="mailto:waldemar@wdmsys.com" xlink:type="simple">waldemar@wdmsys.com</text:a></text:span><text:span text:style-name="MT3"><text:s text:c="2"/></text:span><text:span text:style-name="MT2"><text:s text:c="7"/></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3.361cm" svg:height="3.274cm" svg:x="2.288cm" svg:y="1.772cm" presentation:class="title" presentation:placeholder="true">
        <draw:text-box/>
      </draw:frame>
      <draw:frame presentation:style-name="Default_20_1-outline1" draw:layer="backgroundobjects" svg:width="23.361cm" svg:height="11.372cm" svg:x="2.288cm" svg:y="5.579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19:21:31.407352231</meta:creation-date>
    <meta:editing-duration>P5DT7H27M38S</meta:editing-duration>
    <meta:editing-cycles>71</meta:editing-cycles>
    <meta:generator>LibreOffice/7.5.3.2$Linux_X86_64 LibreOffice_project/50$Build-2</meta:generator>
    <dc:date>2023-07-12T11:02:25.981377324</dc:date>
    <meta:document-statistic meta:object-count="147"/>
  </office:meta>
</office:document-meta>
</file>